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99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5.4cm" svg:height="19.053cm" svg:x="5.437cm" svg:y="28.6cm">
            <draw:object draw:notify-on-update-of-ranges="Sheet1.C3:Sheet1.C3 Sheet1.C4:Sheet1.C60 Sheet1.D3:Sheet1.D3 Sheet1.D4:Sheet1.D60 Sheet1.E3:Sheet1.E3 Sheet1.E4:Sheet1.E60 Sheet1.F3:Sheet1.F3 Sheet1.F4:Sheet1.F60 Sheet1.G3:Sheet1.G3 Sheet1.G4:Sheet1.G60 Sheet1.H3:Sheet1.H3 Sheet1.H4:Sheet1.H60 Sheet1.I3:Sheet1.I3 Sheet1.I4:Sheet1.I60 Sheet1.J3:Sheet1.J3 Sheet1.J4:Sheet1.J60 Sheet1.K3:Sheet1.K3 Sheet1.K4:Sheet1.K60 Sheet1.L3:Sheet1.L3 Sheet1.L4:Sheet1.L60 Sheet1.M3:Sheet1.M3 Sheet1.M4:Sheet1.M60 Sheet1.N3:Sheet1.N3 Sheet1.N4:Sheet1.N60 Sheet1.O3:Sheet1.O3 Sheet1.O4:Sheet1.O60 Sheet1.P3:Sheet1.P3 Sheet1.P4:Sheet1.P60 Sheet1.Q3:Sheet1.Q3 Sheet1.Q4:Sheet1.Q60 Sheet1.R3:Sheet1.R3 Sheet1.R4:Sheet1.R60 Sheet1.S3:Sheet1.S3 Sheet1.S4:Sheet1.S60 Sheet1.T3:Sheet1.T3 Sheet1.T4:Sheet1.T60 Sheet1.U3:Sheet1.U3 Sheet1.U4:Sheet1.U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office:value-type="string" calcext:value-type="string">
            <text:p>Date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table:style-name="ce4" office:value-type="float" office:value="2" calcext:value-type="float">
            <text:p>2.0</text:p>
          </table:table-cell>
          <table:table-cell office:value-type="string" calcext:value-type="string">
            <text:p>2.0.1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.3-2.3.2</text:p>
          </table:table-cell>
          <table:table-cell office:value-type="string" calcext:value-type="string">
            <text:p>2.3.3-2.3.7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4.0-4.0.2</text:p>
          </table:table-cell>
          <table:table-cell office:value-type="string" calcext:value-type="string">
            <text:p>4.0.3-4.0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table:style-name="ce2" office:value-type="date" office:date-value="2009-12-14" calcext:value-type="date">
            <text:p>2009-12-1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54.2" calcext:value-type="float">
            <text:p>54.2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table:number-columns-repeated="14"/>
          <table:table-cell table:formula="of:=SUM([.D4:.V4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table:style-name="ce2" office:value-type="date" office:date-value="2010-01-04" calcext:value-type="date">
            <text:p>2010-01-0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1" calcext:value-type="float">
            <text:p>31.0</text:p>
          </table:table-cell>
          <table:table-cell table:style-name="ce4" office:value-type="float" office:value="47.6" calcext:value-type="float">
            <text:p>47.6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table:number-columns-repeated="14"/>
          <table:table-cell table:formula="of:=SUM([.D5:.V5])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table:style-name="ce2" office:value-type="date" office:date-value="2010-04-12" calcext:value-type="date">
            <text:p>2010-04-1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" calcext:value-type="float">
            <text:p>38.0</text:p>
          </table:table-cell>
          <table:table-cell table:style-name="ce4" office:value-type="float" office:value="31.6" calcext:value-type="float">
            <text:p>31.6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table:number-columns-repeated="13"/>
          <table:table-cell table:formula="of:=SUM([.D6:.V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table:style-name="ce2" office:value-type="date" office:date-value="2010-05-03" calcext:value-type="date">
            <text:p>2010-05-0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29.4" calcext:value-type="float">
            <text:p>29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2.4" calcext:value-type="float">
            <text:p>32.4</text:p>
          </table:table-cell>
          <table:table-cell table:style-name="ce4" table:number-columns-repeated="13"/>
          <table:table-cell table:formula="of:=SUM([.D7:.V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table:style-name="ce2" office:value-type="date" office:date-value="2010-05-17" calcext:value-type="date">
            <text:p>2010-05-1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28" calcext:value-type="float">
            <text:p>28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table:number-columns-repeated="13"/>
          <table:table-cell table:formula="of:=SUM([.D8:.V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table:style-name="ce2" office:value-type="date" office:date-value="2010-06-16" calcext:value-type="date">
            <text:p>2010-06-1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0" calcext:value-type="float">
            <text:p>50.0</text:p>
          </table:table-cell>
          <table:table-cell table:style-name="ce4" table:number-columns-repeated="13"/>
          <table:table-cell table:formula="of:=SUM([.D9:.V9])" office:value-type="float" office:value="100.1" calcext:value-type="float">
            <text:p>100.1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table:style-name="ce2" office:value-type="date" office:date-value="2010-07-01" calcext:value-type="date">
            <text:p>2010-07-01</text:p>
          </table:table-cell>
          <table:table-cell table:style-name="ce4"/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table:number-columns-repeated="2"/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12"/>
          <table:table-cell table:formula="of:=SUM([.D10:.V10])" office:value-type="float" office:value="99.7" calcext:value-type="float">
            <text:p>99.7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table:style-name="ce2" office:value-type="date" office:date-value="2010-08-02" calcext:value-type="date">
            <text:p>2010-08-02</text:p>
          </table:table-cell>
          <table:table-cell table:style-name="ce4"/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table:number-columns-repeated="2"/>
          <table:table-cell table:style-name="ce4" office:value-type="float" office:value="59.7" calcext:value-type="float">
            <text:p>59.7</text:p>
          </table:table-cell>
          <table:table-cell table:style-name="ce4" office:value-type="float" office:value="4.5" calcext:value-type="float">
            <text:p>4.5</text:p>
          </table:table-cell>
          <table:table-cell table:style-name="ce4" table:number-columns-repeated="12"/>
          <table:table-cell table:formula="of:=SUM([.D11:.V11])" office:value-type="float" office:value="99.8" calcext:value-type="float">
            <text:p>99.8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table:style-name="ce2" office:value-type="date" office:date-value="2010-09-01" calcext:value-type="date">
            <text:p>2010-09-01</text:p>
          </table:table-cell>
          <table:table-cell table:style-name="ce4"/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table:number-columns-repeated="2"/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28.7" calcext:value-type="float">
            <text:p>28.7</text:p>
          </table:table-cell>
          <table:table-cell table:style-name="ce4" table:number-columns-repeated="12"/>
          <table:table-cell table:formula="of:=SUM([.D12:.V12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table:style-name="ce2" office:value-type="date" office:date-value="2010-10-01" calcext:value-type="date">
            <text:p>2010-10-01</text:p>
          </table:table-cell>
          <table:table-cell table:style-name="ce4"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table:number-columns-repeated="2"/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33.4" calcext:value-type="float">
            <text:p>33.4</text:p>
          </table:table-cell>
          <table:table-cell table:style-name="ce4" table:number-columns-repeated="12"/>
          <table:table-cell table:formula="of:=SUM([.D13:.V13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table:style-name="ce2" office:value-type="date" office:date-value="2010-11-01" calcext:value-type="date">
            <text:p>2010-11-01</text:p>
          </table:table-cell>
          <table:table-cell table:style-name="ce4"/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15" calcext:value-type="float">
            <text:p>15.0</text:p>
          </table:table-cell>
          <table:table-cell table:style-name="ce4" table:number-columns-repeated="2"/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36.2" calcext:value-type="float">
            <text:p>36.2</text:p>
          </table:table-cell>
          <table:table-cell table:style-name="ce4" table:number-columns-repeated="12"/>
          <table:table-cell table:formula="of:=SUM([.D14:.V14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table:style-name="ce2" office:value-type="date" office:date-value="2010-12-01" calcext:value-type="date">
            <text:p>2010-12-01</text:p>
          </table:table-cell>
          <table:table-cell table:style-name="ce4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table:number-columns-repeated="2"/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43.4" calcext:value-type="float">
            <text:p>43.4</text:p>
          </table:table-cell>
          <table:table-cell table:style-name="ce4" table:number-columns-repeated="12"/>
          <table:table-cell table:formula="of:=SUM([.D15:.V15])" office:value-type="float" office:value="99.9" calcext:value-type="float">
            <text:p>99.9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table:style-name="ce2" office:value-type="date" office:date-value="2011-01-04" calcext:value-type="date">
            <text:p>2011-01-04</text:p>
          </table:table-cell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.9" calcext:value-type="float">
            <text:p>7.9</text:p>
          </table:table-cell>
          <table:table-cell table:style-name="ce4" table:number-columns-repeated="2"/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51.8" calcext:value-type="float">
            <text:p>51.8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11"/>
          <table:table-cell table:formula="of:=SUM([.D16:.V1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table:style-name="ce2" office:value-type="date" office:date-value="2011-02-02" calcext:value-type="date">
            <text:p>2011-02-02</text:p>
          </table:table-cell>
          <table:table-cell table:style-name="ce4"/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6.3" calcext:value-type="float">
            <text:p>6.3</text:p>
          </table:table-cell>
          <table:table-cell table:style-name="ce4" table:number-columns-repeated="2"/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57.6" calcext:value-type="float">
            <text:p>57.6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11"/>
          <table:table-cell table:formula="of:=SUM([.D17:.V1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table:style-name="ce2" office:value-type="date" office:date-value="2011-03-15" calcext:value-type="date">
            <text:p>2011-03-15</text:p>
          </table:table-cell>
          <table:table-cell table:style-name="ce4"/>
          <table:table-cell table:style-name="ce4" office:value-type="float" office:value="3" calcext:value-type="float">
            <text:p>3.0</text:p>
          </table:table-cell>
          <table:table-cell table:style-name="ce4" office:value-type="float" office:value="4.8" calcext:value-type="float">
            <text:p>4.8</text:p>
          </table:table-cell>
          <table:table-cell table:style-name="ce4" table:number-columns-repeated="2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61.3" calcext:value-type="float">
            <text:p>61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9"/>
          <table:table-cell table:formula="of:=SUM([.D18:.V1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table:style-name="ce2" office:value-type="date" office:date-value="2011-04-01" calcext:value-type="date">
            <text:p>2011-04-01</text:p>
          </table:table-cell>
          <table:table-cell table:style-name="ce4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3.5" calcext:value-type="float">
            <text:p>3.5</text:p>
          </table:table-cell>
          <table:table-cell table:style-name="ce4" table:number-columns-repeated="2"/>
          <table:table-cell table:style-name="ce4" office:value-type="float" office:value="27.2" calcext:value-type="float">
            <text:p>27.2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9"/>
          <table:table-cell table:formula="of:=SUM([.D19:.V1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table:style-name="ce2" office:value-type="date" office:date-value="2011-05-02" calcext:value-type="date">
            <text:p>2011-05-02</text:p>
          </table:table-cell>
          <table:table-cell table:style-name="ce4"/>
          <table:table-cell table:style-name="ce4" office:value-type="float" office:value="2" calcext:value-type="float">
            <text:p>2.0</text:p>
          </table:table-cell>
          <table:table-cell table:style-name="ce4" office:value-type="float" office:value="3" calcext:value-type="float">
            <text:p>3.0</text:p>
          </table:table-cell>
          <table:table-cell table:style-name="ce4" table:number-columns-repeated="2"/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65.9" calcext:value-type="float">
            <text:p>65.9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3" calcext:value-type="float">
            <text:p>3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9"/>
          <table:table-cell table:formula="of:=SUM([.D20:.V20])" office:value-type="float" office:value="99.7" calcext:value-type="float">
            <text:p>99.7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table:style-name="ce2" office:value-type="date" office:date-value="2011-06-01" calcext:value-type="date">
            <text:p>2011-06-01</text:p>
          </table:table-cell>
          <table:table-cell table:style-name="ce4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2.5" calcext:value-type="float">
            <text:p>2.5</text:p>
          </table:table-cell>
          <table:table-cell table:style-name="ce4" table:number-columns-repeated="2"/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64.6" calcext:value-type="float">
            <text:p>64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8.1" calcext:value-type="float">
            <text:p>8.1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8"/>
          <table:table-cell table:formula="of:=SUM([.D21:.V2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table:style-name="ce2" office:value-type="date" office:date-value="2011-07-05" calcext:value-type="date">
            <text:p>2011-07-05</text:p>
          </table:table-cell>
          <table:table-cell table:style-name="ce4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number-columns-repeated="2"/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8"/>
          <table:table-cell table:formula="of:=SUM([.D22:.V2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table:style-name="ce2" office:value-type="date" office:date-value="2011-08-01" calcext:value-type="date">
            <text:p>2011-08-01</text:p>
          </table:table-cell>
          <table:table-cell table:style-name="ce4"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2"/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55.9" calcext:value-type="float">
            <text:p>55.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table:number-columns-repeated="7"/>
          <table:table-cell table:formula="of:=SUM([.D23:.V23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table:style-name="ce2" office:value-type="date" office:date-value="2011-09-02" calcext:value-type="date">
            <text:p>2011-09-02</text:p>
          </table:table-cell>
          <table:table-cell table:style-name="ce4"/>
          <table:table-cell table:style-name="ce4" office:value-type="float" office:value="1" calcext:value-type="float">
            <text:p>1.0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2"/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30.7" calcext:value-type="float">
            <text:p>30.7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7"/>
          <table:table-cell table:formula="of:=SUM([.D24:.V2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table:style-name="ce2" office:value-type="date" office:date-value="2011-10-03" calcext:value-type="date">
            <text:p>2011-10-03</text:p>
          </table:table-cell>
          <table:table-cell table:style-name="ce4"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8.2" calcext:value-type="float">
            <text:p>38.2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7"/>
          <table:table-cell table:formula="of:=SUM([.D25:.V2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table:style-name="ce2" office:value-type="date" office:date-value="2011-11-03" calcext:value-type="date">
            <text:p>2011-11-03</text:p>
          </table:table-cell>
          <table:table-cell table:style-name="ce4"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40.7" calcext:value-type="float">
            <text:p>40.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3.9" calcext:value-type="float">
            <text:p>43.9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float" office:value="0.9" calcext:value-type="float">
            <text:p>0.9</text:p>
          </table:table-cell>
          <table:table-cell table:style-name="ce4" table:number-columns-repeated="7"/>
          <table:table-cell table:formula="of:=SUM([.D26:.V2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table:style-name="ce2" office:value-type="date" office:date-value="2011-12-01" calcext:value-type="date">
            <text:p>2011-12-01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2"/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0.1" calcext:value-type="float">
            <text:p>50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7"/>
          <table:table-cell table:formula="of:=SUM([.D27:.V2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table:style-name="ce2" office:value-type="date" office:date-value="2012-01-03" calcext:value-type="date">
            <text:p>2012-01-03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1" calcext:value-type="float">
            <text:p>1.1</text:p>
          </table:table-cell>
          <table:table-cell table:style-name="ce4" table:number-columns-repeated="2"/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54.9" calcext:value-type="float">
            <text:p>54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.7" calcext:value-type="float">
            <text:p>1.7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table:number-columns-repeated="5"/>
          <table:table-cell table:formula="of:=SUM([.D28:.V2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table:style-name="ce2" office:value-type="date" office:date-value="2012-02-01" calcext:value-type="date">
            <text:p>2012-02-01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" calcext:value-type="float">
            <text:p>1.0</text:p>
          </table:table-cell>
          <table:table-cell table:style-name="ce4" table:number-columns-repeated="2"/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27.8" calcext:value-type="float">
            <text:p>27.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5"/>
          <table:table-cell table:formula="of:=SUM([.D29:.V29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table:style-name="ce2" office:value-type="date" office:date-value="2012-03-05" calcext:value-type="date">
            <text:p>2012-03-0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2"/>
          <table:table-cell table:style-name="ce4" office:value-type="float" office:value="6.6" calcext:value-type="float">
            <text:p>6.6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5"/>
          <table:table-cell table:formula="of:=SUM([.D30:.V30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table:style-name="ce2" office:value-type="date" office:date-value="2012-04-02" calcext:value-type="date">
            <text:p>2012-04-02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6" calcext:value-type="float">
            <text:p>6.0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2" calcext:value-type="float">
            <text:p>6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" calcext:value-type="float">
            <text:p>2.4</text:p>
          </table:table-cell>
          <table:table-cell table:style-name="ce4" table:number-columns-repeated="5"/>
          <table:table-cell table:formula="of:=SUM([.D31:.V3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table:style-name="ce2" office:value-type="date" office:date-value="2012-05-01" calcext:value-type="date">
            <text:p>2012-05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table:number-columns-repeated="2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0.9" calcext:value-type="float">
            <text:p>20.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3.9" calcext:value-type="float">
            <text:p>63.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.0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4.4" calcext:value-type="float">
            <text:p>4.4</text:p>
          </table:table-cell>
          <table:table-cell table:style-name="ce4" table:number-columns-repeated="5"/>
          <table:table-cell table:formula="of:=SUM([.D32:.V3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table:style-name="ce2" office:value-type="date" office:date-value="2012-06-01" calcext:value-type="date">
            <text:p>2012-06-01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" calcext:value-type="float">
            <text:p>0.6</text:p>
          </table:table-cell>
          <table:table-cell table:style-name="ce4" table:number-columns-repeated="2"/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19.1" calcext:value-type="float">
            <text:p>19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4.6" calcext:value-type="float">
            <text:p>64.6</text:p>
          </table:table-cell>
          <table:table-cell table:style-name="ce4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" calcext:value-type="float">
            <text:p>2.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7" calcext:value-type="float">
            <text:p>6.7</text:p>
          </table:table-cell>
          <table:table-cell table:style-name="ce4" table:number-columns-repeated="5"/>
          <table:table-cell table:formula="of:=SUM([.D33:.V33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table:style-name="ce2" office:value-type="date" office:date-value="2012-07-02" calcext:value-type="date">
            <text:p>2012-07-02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3.6" calcext:value-type="float">
            <text:p>63.6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table:number-columns-repeated="5"/>
          <table:table-cell table:formula="of:=SUM([.D34:.V34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table:style-name="ce2" office:value-type="date" office:date-value="2012-08-01" calcext:value-type="date">
            <text:p>2012-08-01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2"/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0.3" calcext:value-type="float">
            <text:p>60.3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4"/>
          <table:table-cell table:formula="of:=SUM([.D35:.V35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table:style-name="ce2" office:value-type="date" office:date-value="2012-09-04" calcext:value-type="date">
            <text:p>2012-09-04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4" calcext:value-type="float">
            <text:p>14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7.2" calcext:value-type="float">
            <text:p>57.2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0.8" calcext:value-type="float">
            <text:p>20.8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4"/>
          <table:table-cell table:formula="of:=SUM([.D36:.V36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table:style-name="ce2" office:value-type="date" office:date-value="2012-10-01" calcext:value-type="date">
            <text:p>2012-10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table:number-columns-repeated="2"/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5.5" calcext:value-type="float">
            <text:p>55.5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23.7" calcext:value-type="float">
            <text:p>23.7</text:p>
          </table:table-cell>
          <table:table-cell table:style-name="ce4" office:value-type="float" office:value="1.8" calcext:value-type="float">
            <text:p>1.8</text:p>
          </table:table-cell>
          <table:table-cell table:style-name="ce4" table:number-columns-repeated="4"/>
          <table:table-cell table:formula="of:=SUM([.D37:.V37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table:style-name="ce2" office:value-type="date" office:date-value="2012-11-01" calcext:value-type="date">
            <text:p>2012-11-01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53.9" calcext:value-type="float">
            <text:p>53.9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4" calcext:value-type="float">
            <text:p>1.4</text:p>
          </table:table-cell>
          <table:table-cell table:style-name="ce4"/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2.7" calcext:value-type="float">
            <text:p>2.7</text:p>
          </table:table-cell>
          <table:table-cell table:style-name="ce4" table:number-columns-repeated="4"/>
          <table:table-cell table:formula="of:=SUM([.D38:.V3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table:style-name="ce2" office:value-type="date" office:date-value="2012-12-03" calcext:value-type="date">
            <text:p>2012-12-03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3" calcext:value-type="float">
            <text:p>0.3</text:p>
          </table:table-cell>
          <table:table-cell table:style-name="ce4" table:number-columns-repeated="2"/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50.6" calcext:value-type="float">
            <text:p>50.6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2" calcext:value-type="float">
            <text:p>1.2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8" calcext:value-type="float">
            <text:p>0.8</text:p>
          </table:table-cell>
          <table:table-cell table:style-name="ce4" table:number-columns-repeated="3"/>
          <table:table-cell table:formula="of:=SUM([.D39:.V39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table:style-name="ce2" office:value-type="date" office:date-value="2013-01-03" calcext:value-type="date">
            <text:p>2013-01-03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7.4" calcext:value-type="float">
            <text:p>47.4</text:p>
          </table:table-cell>
          <table:table-cell table:style-name="ce4"/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1" calcext:value-type="float">
            <text:p>1.1</text:p>
          </table:table-cell>
          <table:table-cell table:style-name="ce4"/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1.2" calcext:value-type="float">
            <text:p>1.2</text:p>
          </table:table-cell>
          <table:table-cell table:style-name="ce4" table:number-columns-repeated="3"/>
          <table:table-cell table:formula="of:=SUM([.D40:.V40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table:style-name="ce2" office:value-type="date" office:date-value="2013-02-04" calcext:value-type="date">
            <text:p>2013-02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5.4" calcext:value-type="float">
            <text:p>45.4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" calcext:value-type="float">
            <text:p>1.0</text:p>
          </table:table-cell>
          <table:table-cell table:style-name="ce4"/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3"/>
          <table:table-cell table:formula="of:=SUM([.D41:.V41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table:style-name="ce2" office:value-type="date" office:date-value="2013-03-04" calcext:value-type="date">
            <text:p>2013-03-04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 table:number-columns-repeated="2"/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43.9" calcext:value-type="float">
            <text:p>43.9</text:p>
          </table:table-cell>
          <table:table-cell table:style-name="ce4"/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" calcext:value-type="float">
            <text:p>0.9</text:p>
          </table:table-cell>
          <table:table-cell table:style-name="ce4"/>
          <table:table-cell table:style-name="ce4" office:value-type="float" office:value="28.6" calcext:value-type="float">
            <text:p>28.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number-columns-repeated="3"/>
          <table:table-cell table:formula="of:=SUM([.D42:.V4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table:style-name="ce2" office:value-type="date" office:date-value="2013-04-02" calcext:value-type="date">
            <text:p>2013-04-02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9.7" calcext:value-type="float">
            <text:p>39.7</text:p>
          </table:table-cell>
          <table:table-cell table:style-name="ce4" table:number-columns-repeated="2"/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3" calcext:value-type="float">
            <text:p>23.0</text:p>
          </table:table-cell>
          <table:table-cell table:style-name="ce4" office:value-type="float" office:value="2" calcext:value-type="float">
            <text:p>2.0</text:p>
          </table:table-cell>
          <table:table-cell table:style-name="ce4" table:number-columns-repeated="3"/>
          <table:table-cell table:formula="of:=SUM([.D43:.V43])" office:value-type="float" office:value="100.1" calcext:value-type="float">
            <text:p>100.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table:style-name="ce2" office:value-type="date" office:date-value="2013-05-01" calcext:value-type="date">
            <text:p>2013-05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8.4" calcext:value-type="float">
            <text:p>38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2.3" calcext:value-type="float">
            <text:p>2.3</text:p>
          </table:table-cell>
          <table:table-cell table:style-name="ce4" table:number-columns-repeated="3"/>
          <table:table-cell table:formula="of:=SUM([.D44:.V44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table:style-name="ce2" office:value-type="date" office:date-value="2013-06-03" calcext:value-type="date">
            <text:p>2013-06-03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29" calcext:value-type="float">
            <text:p>29.0</text:p>
          </table:table-cell>
          <table:table-cell table:style-name="ce4" office:value-type="float" office:value="4" calcext:value-type="float">
            <text:p>4.0</text:p>
          </table:table-cell>
          <table:table-cell table:style-name="ce4" table:number-columns-repeated="3"/>
          <table:table-cell table:formula="of:=SUM([.D45:.V45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table:style-name="ce2" office:value-type="date" office:date-value="2013-07-08" calcext:value-type="date">
            <text:p>2013-07-08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.1" calcext:value-type="float">
            <text:p>3.1</text:p>
          </table:table-cell>
          <table:table-cell table:style-name="ce4"/>
          <table:table-cell table:style-name="ce4" office:value-type="float" office:value="34.1" calcext:value-type="float">
            <text:p>34.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32.3" calcext:value-type="float">
            <text:p>32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table:number-columns-repeated="3"/>
          <table:table-cell table:formula="of:=SUM([.D46:.V46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table:style-name="ce2" office:value-type="date" office:date-value="2013-08-01" calcext:value-type="date">
            <text:p>2013-08-01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 table:number-columns-repeated="2"/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33" calcext:value-type="float">
            <text:p>33.0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34" calcext:value-type="float">
            <text:p>34.0</text:p>
          </table:table-cell>
          <table:table-cell table:style-name="ce4" office:value-type="float" office:value="6.5" calcext:value-type="float">
            <text:p>6.5</text:p>
          </table:table-cell>
          <table:table-cell table:style-name="ce4" table:number-columns-repeated="3"/>
          <table:table-cell table:formula="of:=SUM([.D47:.V47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table:style-name="ce2" office:value-type="date" office:date-value="2013-09-04" calcext:value-type="date">
            <text:p>2013-09-04</text:p>
          </table:table-cell>
          <table:table-cell table:style-name="ce4" table:number-columns-repeated="6"/>
          <table:table-cell table:style-name="ce4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30.7" calcext:value-type="float">
            <text:p>30.7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6.6" calcext:value-type="float">
            <text:p>36.6</text:p>
          </table:table-cell>
          <table:table-cell table:style-name="ce4" office:value-type="float" office:value="8.5" calcext:value-type="float">
            <text:p>8.5</text:p>
          </table:table-cell>
          <table:table-cell table:style-name="ce4" table:number-columns-repeated="3"/>
          <table:table-cell table:formula="of:=SUM([.D48:.V48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table:style-name="ce2" office:value-type="date" office:date-value="2013-10-02" calcext:value-type="date">
            <text:p>2013-10-02</text:p>
          </table:table-cell>
          <table:table-cell table:style-name="ce4" table:number-columns-repeated="6"/>
          <table:table-cell table:style-name="ce4" office:value-type="float" office:value="2.2" calcext:value-type="float">
            <text:p>2.2</text:p>
          </table:table-cell>
          <table:table-cell table:style-name="ce4"/>
          <table:table-cell table:style-name="ce4" office:value-type="float" office:value="28.5" calcext:value-type="float">
            <text:p>28.5</text:p>
          </table:table-cell>
          <table:table-cell table:style-name="ce4" table:number-columns-repeated="2"/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2"/>
          <table:table-cell table:formula="of:=SUM([.D49:.V49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table:style-name="ce2" office:value-type="date" office:date-value="2013-11-01" calcext:value-type="date">
            <text:p>2013-11-01</text:p>
          </table:table-cell>
          <table:table-cell table:number-columns-repeated="6"/>
          <table:table-cell office:value-type="float" office:value="1.7" calcext:value-type="float">
            <text:p>1.7</text:p>
          </table:table-cell>
          <table:table-cell/>
          <table:table-cell office:value-type="float" office:value="26.3" calcext:value-type="float">
            <text:p>26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float" office:value="37.3" calcext:value-type="float">
            <text:p>37.3</text:p>
          </table:table-cell>
          <table:table-cell office:value-type="float" office:value="12.5" calcext:value-type="float">
            <text:p>12.5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formula="of:=SUM([.D50:.V50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table:style-name="ce2" office:value-type="date" office:date-value="2013-12-02" calcext:value-type="date">
            <text:p>2013-12-02</text:p>
          </table:table-cell>
          <table:table-cell table:number-columns-repeated="6"/>
          <table:table-cell office:value-type="float" office:value="1.6" calcext:value-type="float">
            <text:p>1.6</text:p>
          </table:table-cell>
          <table:table-cell/>
          <table:table-cell office:value-type="float" office:value="24.1" calcext:value-type="float">
            <text:p>2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37.4" calcext:value-type="float">
            <text:p>37.4</text:p>
          </table:table-cell>
          <table:table-cell office:value-type="float" office:value="12.9" calcext:value-type="float">
            <text:p>12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SUM([.D51:.V51])" office:value-type="float" office:value="100" calcext:value-type="float">
            <text:p>100</text:p>
          </table:table-cell>
        </table:table-row>
        <table:table-row table:style-name="ro3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table:style-name="ce2" office:value-type="date" office:date-value="2014-01-08" calcext:value-type="date">
            <text:p>2014-01-08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1.2" calcext:value-type="float">
            <text:p>21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5.9" calcext:value-type="float">
            <text:p>35.9</text:p>
          </table:table-cell>
          <table:table-cell office:value-type="float" office:value="15.4" calcext:value-type="float">
            <text:p>15.4</text:p>
          </table:table-cell>
          <table:table-cell office:value-type="float" office:value="7.8" calcext:value-type="float">
            <text:p>7.8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SUM([.D52:.V52])"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http://archive.is/jsvfy</text:p>
          </table:table-cell>
          <table:table-cell table:style-name="ce2" office:value-type="date" office:date-value="2014-02-04" calcext:value-type="date">
            <text:p>2014-02-04</text:p>
          </table:table-cell>
          <table:table-cell table:number-columns-repeated="6"/>
          <table:table-cell office:value-type="float" office:value="1.3" calcext:value-type="float">
            <text:p>1.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35.5" calcext:value-type="float">
            <text:p>35.5</text:p>
          </table:table-cell>
          <table:table-cell office:value-type="float" office:value="16.3" calcext:value-type="float">
            <text:p>16.3</text:p>
          </table:table-cell>
          <table:table-cell office:value-type="float" office:value="8.9" calcext:value-type="float">
            <text:p>8.9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SUM([.D53:.V53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http://archive.is/LadGW</text:p>
          </table:table-cell>
          <table:table-cell table:style-name="ce2" office:value-type="date" office:date-value="2014-03-03" calcext:value-type="date">
            <text:p>2014-03-0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35.3" calcext:value-type="float">
            <text:p>35.3</text:p>
          </table:table-cell>
          <table:table-cell office:value-type="float" office:value="17.1" calcext:value-type="float">
            <text:p>17.1</text:p>
          </table:table-cell>
          <table:table-cell office:value-type="float" office:value="9.6" calcext:value-type="float">
            <text:p>9.6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SUM([.D54:.V54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table:style-name="ce2" office:value-type="date" office:date-value="2014-04-01" calcext:value-type="date">
            <text:p>2014-04-01</text:p>
          </table:table-cell>
          <table:table-cell table:number-columns-repeated="6"/>
          <table:table-cell office:value-type="float" office:value="1.1" calcext:value-type="float">
            <text:p>1.1</text:p>
          </table:table-cell>
          <table:table-cell/>
          <table:table-cell office:value-type="float" office:value="17.8" calcext:value-type="float">
            <text:p>17.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34.4" calcext:value-type="float">
            <text:p>34.4</text:p>
          </table:table-cell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office:value-type="float" office:value="5.3" calcext:value-type="float">
            <text:p>5.3</text:p>
          </table:table-cell>
          <table:table-cell/>
          <table:table-cell table:formula="of:=SUM([.D55:.V55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table:style-name="ce2" office:value-type="date" office:date-value="2014-05-01" calcext:value-type="date">
            <text:p>2014-05-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6.2" calcext:value-type="float">
            <text:p>16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33.5" calcext:value-type="float">
            <text:p>33.5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8.5" calcext:value-type="float">
            <text:p>8.5</text:p>
          </table:table-cell>
          <table:table-cell/>
          <table:table-cell table:formula="of:=SUM([.D56:.V56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table:style-name="ce2" office:value-type="date" office:date-value="2014-06-04" calcext:value-type="date">
            <text:p>2014-06-04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/>
          <table:table-cell office:value-type="float" office:value="14.9" calcext:value-type="float">
            <text:p>14.9</text:p>
          </table:table-cell>
          <table:table-cell table:number-columns-repeated="4"/>
          <table:table-cell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office:value-type="float" office:value="19.1" calcext:value-type="float">
            <text:p>19.1</text:p>
          </table:table-cell>
          <table:table-cell office:value-type="float" office:value="10.3" calcext:value-type="float">
            <text:p>10.3</text:p>
          </table:table-cell>
          <table:table-cell office:value-type="float" office:value="13.6" calcext:value-type="float">
            <text:p>13.6</text:p>
          </table:table-cell>
          <table:table-cell/>
          <table:table-cell table:formula="of:=SUM([.D57:.V57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table:style-name="ce2" office:value-type="date" office:date-value="2014-07-07" calcext:value-type="date">
            <text:p>2014-07-07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5" calcext:value-type="float">
            <text:p>13.5</text:p>
          </table:table-cell>
          <table:table-cell table:number-columns-repeated="4"/>
          <table:table-cell office:value-type="float" office:value="11.4" calcext:value-type="float">
            <text:p>11.4</text:p>
          </table:table-cell>
          <table:table-cell office:value-type="float" office:value="27.8" calcext:value-type="float">
            <text:p>27.8</text:p>
          </table:table-cell>
          <table:table-cell office:value-type="float" office:value="19.7" calcext:value-type="float">
            <text:p>19.7</text:p>
          </table:table-cell>
          <table:table-cell office:value-type="float" office:value="9" calcext:value-type="float">
            <text:p>9</text:p>
          </table:table-cell>
          <table:table-cell office:value-type="float" office:value="17.9" calcext:value-type="float">
            <text:p>17.9</text:p>
          </table:table-cell>
          <table:table-cell/>
          <table:table-cell table:formula="of:=SUM([.D58:.V58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table:style-name="ce2" office:value-type="date" office:date-value="2014-08-12" calcext:value-type="date">
            <text:p>2014-08-12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office:value-type="float" office:value="26.5" calcext:value-type="float">
            <text:p>26.5</text:p>
          </table:table-cell>
          <table:table-cell office:value-type="float" office:value="19.8" calcext:value-type="float">
            <text:p>19.8</text:p>
          </table:table-cell>
          <table:table-cell office:value-type="float" office:value="7.9" calcext:value-type="float">
            <text:p>7.9</text:p>
          </table:table-cell>
          <table:table-cell office:value-type="float" office:value="20.9" calcext:value-type="float">
            <text:p>20.9</text:p>
          </table:table-cell>
          <table:table-cell/>
          <table:table-cell table:formula="of:=SUM([.D59:.V59])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table:style-name="ce2" office:value-type="date" office:date-value="2014-09-09" calcext:value-type="date">
            <text:p>2014-09-09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/>
          <table:table-cell office:value-type="float" office:value="11.4" calcext:value-type="float">
            <text:p>11.4</text:p>
          </table:table-cell>
          <table:table-cell table:number-columns-repeated="4"/>
          <table:table-cell office:value-type="float" office:value="9.6" calcext:value-type="float">
            <text:p>9.6</text:p>
          </table:table-cell>
          <table:table-cell office:value-type="float" office:value="25.1" calcext:value-type="float">
            <text:p>25.1</text:p>
          </table:table-cell>
          <table:table-cell office:value-type="float" office:value="20.7" calcext:value-type="float">
            <text:p>20.7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.5</text:p>
          </table:table-cell>
          <table:table-cell/>
          <table:table-cell table:formula="of:=SUM([.D60:.V60])" office:value-type="float" office:value="100" calcext:value-type="float">
            <text:p>100</text:p>
          </table:table-cell>
        </table:table-row>
        <table:table-row table:style-name="ro1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 table:number-rows-repeated="17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 table:number-rows-repeated="2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3">
          <table:table-cell table:number-columns-repeated="23"/>
        </table:table-row>
        <table:table-row table:style-name="ro1" table:number-rows-repeated="104848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 style:data-style-name="N2" text:time-value="13:46:59.124782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4-10-14T13:50:39.470004053</dc:date>
    <meta:editing-duration>PT5H8M31S</meta:editing-duration>
    <meta:editing-cycles>15</meta:editing-cycles>
    <meta:generator>LibreOffice/4.2.6.3$Linux_X86_64 LibreOffice_project/420m0$Build-3</meta:generator>
    <meta:document-statistic meta:table-count="1" meta:cell-count="6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1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1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1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1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1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1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1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1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6.068cm" svg:y="17.773cm" style:legend-expansion="wide" chart:style-name="ch3"/>
        <chart:plot-area chart:style-name="ch4" table:cell-range-address="Sheet1.C3:Sheet1.U60" chart:data-source-has-labels="both" svg:x="1.519cm" svg:y="2.465cm" svg:width="22.866cm" svg:height="13.946cm">
          <chartooo:coordinate-region svg:x="2.617cm" svg:y="2.664cm" svg:width="21.768cm" svg:height="11.77cm"/>
          <chart:axis chart:dimension="x" chart:name="primary-x" chart:style-name="ch5" chartooo:axis-type="auto">
            <chartooo:date-scale/>
            <chart:title svg:x="12.551cm" svg:y="16.792cm" chart:style-name="ch6">
              <text:p>Date</text:p>
            </chart:title>
            <chart:categories table:cell-range-address="Sheet1.C4:Sheet1.C60"/>
          </chart:axis>
          <chart:axis chart:dimension="y" chart:name="primary-y" chart:style-name="ch7">
            <chart:title svg:x="0.451cm" svg:y="10.329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60" chart:label-cell-address="Sheet1.D3:Sheet1.D3" chart:class="chart:area">
            <chart:data-point chart:repeated="57"/>
          </chart:series>
          <chart:series chart:style-name="ch11" chart:values-cell-range-address="Sheet1.E4:Sheet1.E60" chart:label-cell-address="Sheet1.E3:Sheet1.E3" chart:class="chart:area">
            <chart:data-point chart:repeated="57"/>
          </chart:series>
          <chart:series chart:style-name="ch12" chart:values-cell-range-address="Sheet1.F4:Sheet1.F60" chart:label-cell-address="Sheet1.F3:Sheet1.F3" chart:class="chart:area">
            <chart:data-point chart:repeated="57"/>
          </chart:series>
          <chart:series chart:style-name="ch13" chart:values-cell-range-address="Sheet1.G4:Sheet1.G60" chart:label-cell-address="Sheet1.G3:Sheet1.G3" chart:class="chart:area">
            <chart:data-point chart:repeated="57"/>
          </chart:series>
          <chart:series chart:style-name="ch14" chart:values-cell-range-address="Sheet1.H4:Sheet1.H60" chart:label-cell-address="Sheet1.H3:Sheet1.H3" chart:class="chart:area">
            <chart:data-point chart:repeated="57"/>
          </chart:series>
          <chart:series chart:style-name="ch15" chart:values-cell-range-address="Sheet1.I4:Sheet1.I60" chart:label-cell-address="Sheet1.I3:Sheet1.I3" chart:class="chart:area">
            <chart:data-point chart:repeated="57"/>
          </chart:series>
          <chart:series chart:style-name="ch16" chart:values-cell-range-address="Sheet1.J4:Sheet1.J60" chart:label-cell-address="Sheet1.J3:Sheet1.J3" chart:class="chart:area">
            <chart:data-point chart:repeated="57"/>
          </chart:series>
          <chart:series chart:style-name="ch17" chart:values-cell-range-address="Sheet1.K4:Sheet1.K60" chart:label-cell-address="Sheet1.K3:Sheet1.K3" chart:class="chart:area">
            <chart:data-point chart:repeated="57"/>
          </chart:series>
          <chart:series chart:style-name="ch18" chart:values-cell-range-address="Sheet1.L4:Sheet1.L60" chart:label-cell-address="Sheet1.L3:Sheet1.L3" chart:class="chart:area">
            <chart:data-point chart:repeated="57"/>
          </chart:series>
          <chart:series chart:style-name="ch19" chart:values-cell-range-address="Sheet1.M4:Sheet1.M60" chart:label-cell-address="Sheet1.M3:Sheet1.M3" chart:class="chart:area">
            <chart:data-point chart:repeated="57"/>
          </chart:series>
          <chart:series chart:style-name="ch20" chart:values-cell-range-address="Sheet1.N4:Sheet1.N60" chart:label-cell-address="Sheet1.N3:Sheet1.N3" chart:class="chart:area">
            <chart:data-point chart:repeated="57"/>
          </chart:series>
          <chart:series chart:style-name="ch21" chart:values-cell-range-address="Sheet1.O4:Sheet1.O60" chart:label-cell-address="Sheet1.O3:Sheet1.O3" chart:class="chart:area">
            <chart:data-point chart:repeated="57"/>
          </chart:series>
          <chart:series chart:style-name="ch10" chart:values-cell-range-address="Sheet1.P4:Sheet1.P60" chart:label-cell-address="Sheet1.P3:Sheet1.P3" chart:class="chart:area">
            <chart:data-point chart:repeated="57"/>
          </chart:series>
          <chart:series chart:style-name="ch11" chart:values-cell-range-address="Sheet1.Q4:Sheet1.Q60" chart:label-cell-address="Sheet1.Q3:Sheet1.Q3" chart:class="chart:area">
            <chart:data-point chart:repeated="57"/>
          </chart:series>
          <chart:series chart:style-name="ch12" chart:values-cell-range-address="Sheet1.R4:Sheet1.R60" chart:label-cell-address="Sheet1.R3:Sheet1.R3" chart:class="chart:area">
            <chart:data-point chart:repeated="57"/>
          </chart:series>
          <chart:series chart:style-name="ch13" chart:values-cell-range-address="Sheet1.S4:Sheet1.S60" chart:label-cell-address="Sheet1.S3:Sheet1.S3" chart:class="chart:area">
            <chart:data-point chart:repeated="57"/>
          </chart:series>
          <chart:series chart:style-name="ch14" chart:values-cell-range-address="Sheet1.T4:Sheet1.T60" chart:label-cell-address="Sheet1.T3:Sheet1.T3" chart:class="chart:area">
            <chart:data-point chart:repeated="57"/>
          </chart:series>
          <chart:series chart:style-name="ch22" chart:values-cell-range-address="Sheet1.U4:Sheet1.U60" chart:label-cell-address="Sheet1.U3:Sheet1.U3" chart:class="chart:area">
            <chart:data-point chart:repeated="57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0</text:p>
                <draw:g>
                  <svg:desc>Sheet1.C4:Sheet1.C60</svg:desc>
                </draw:g>
              </table:table-cell>
              <table:table-cell office:value-type="float" office:value="0.3">
                <text:p>0.3</text:p>
                <draw:g>
                  <svg:desc>Sheet1.D4:Sheet1.D60</svg:desc>
                </draw:g>
              </table:table-cell>
              <table:table-cell office:value-type="float" office:value="27.7">
                <text:p>27.7</text:p>
                <draw:g>
                  <svg:desc>Sheet1.E4:Sheet1.E60</svg:desc>
                </draw:g>
              </table:table-cell>
              <table:table-cell office:value-type="float" office:value="54.2">
                <text:p>54.2</text:p>
                <draw:g>
                  <svg:desc>Sheet1.F4:Sheet1.F60</svg:desc>
                </draw:g>
              </table:table-cell>
              <table:table-cell office:value-type="float" office:value="2.9">
                <text:p>2.9</text:p>
                <draw:g>
                  <svg:desc>Sheet1.G4:Sheet1.G60</svg:desc>
                </draw:g>
              </table:table-cell>
              <table:table-cell office:value-type="float" office:value="14.8">
                <text:p>14.8</text:p>
                <draw:g>
                  <svg:desc>Sheet1.H4:Sheet1.H60</svg:desc>
                </draw:g>
              </table:table-cell>
              <table:table-cell office:value-type="float" office:value="NaN">
                <text:p>NaN</text:p>
                <draw:g>
                  <svg:desc>Sheet1.I4:Sheet1.I60</svg:desc>
                </draw:g>
              </table:table-cell>
              <table:table-cell office:value-type="float" office:value="NaN">
                <text:p>NaN</text:p>
                <draw:g>
                  <svg:desc>Sheet1.J4:Sheet1.J60</svg:desc>
                </draw:g>
              </table:table-cell>
              <table:table-cell office:value-type="float" office:value="NaN">
                <text:p>NaN</text:p>
                <draw:g>
                  <svg:desc>Sheet1.K4:Sheet1.K60</svg:desc>
                </draw:g>
              </table:table-cell>
              <table:table-cell office:value-type="float" office:value="NaN">
                <text:p>NaN</text:p>
                <draw:g>
                  <svg:desc>Sheet1.L4:Sheet1.L60</svg:desc>
                </draw:g>
              </table:table-cell>
              <table:table-cell office:value-type="float" office:value="NaN">
                <text:p>NaN</text:p>
                <draw:g>
                  <svg:desc>Sheet1.M4:Sheet1.M60</svg:desc>
                </draw:g>
              </table:table-cell>
              <table:table-cell office:value-type="float" office:value="NaN">
                <text:p>NaN</text:p>
                <draw:g>
                  <svg:desc>Sheet1.N4:Sheet1.N60</svg:desc>
                </draw:g>
              </table:table-cell>
              <table:table-cell office:value-type="float" office:value="NaN">
                <text:p>NaN</text:p>
                <draw:g>
                  <svg:desc>Sheet1.O4:Sheet1.O60</svg:desc>
                </draw:g>
              </table:table-cell>
              <table:table-cell office:value-type="float" office:value="NaN">
                <text:p>NaN</text:p>
                <draw:g>
                  <svg:desc>Sheet1.P4:Sheet1.P60</svg:desc>
                </draw:g>
              </table:table-cell>
              <table:table-cell office:value-type="float" office:value="NaN">
                <text:p>NaN</text:p>
                <draw:g>
                  <svg:desc>Sheet1.Q4:Sheet1.Q60</svg:desc>
                </draw:g>
              </table:table-cell>
              <table:table-cell office:value-type="float" office:value="NaN">
                <text:p>NaN</text:p>
                <draw:g>
                  <svg:desc>Sheet1.R4:Sheet1.R60</svg:desc>
                </draw:g>
              </table:table-cell>
              <table:table-cell office:value-type="float" office:value="NaN">
                <text:p>NaN</text:p>
                <draw:g>
                  <svg:desc>Sheet1.S4:Sheet1.S60</svg:desc>
                </draw:g>
              </table:table-cell>
              <table:table-cell office:value-type="float" office:value="NaN">
                <text:p>NaN</text:p>
                <draw:g>
                  <svg:desc>Sheet1.T4:Sheet1.T60</svg:desc>
                </draw:g>
              </table:table-cell>
              <table:table-cell office:value-type="float" office:value="NaN">
                <text:p>NaN</text:p>
                <draw:g>
                  <svg:desc>Sheet1.U4:Sheet1.U60</svg:desc>
                </draw:g>
              </table:table-cell>
            </table:table-row>
            <table:table-row>
              <table:table-cell office:value-type="float" office:value="40182">
                <text:p>40180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0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20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50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0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50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80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2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7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20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0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60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50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1701">
                <text:p>41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41794">
                <text:p>4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41827">
                <text:p>41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